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fill-color="#0066cc" draw:textarea-vertical-align="middle"/>
    </style:style>
    <style:style style:name="gr7" style:family="graphic" style:parent-style-name="standard">
      <style:graphic-properties draw:fill-color="#dddddd" draw:textarea-vertical-align="middle"/>
    </style:style>
    <style:style style:name="gr8" style:family="graphic" style:parent-style-name="standard">
      <style:graphic-properties draw:fill-color="#ccffcc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svg:stroke-width="0.1cm" svg:stroke-color="#ff3333" draw:marker-start-width="0.5cm" draw:marker-end-width="0.5cm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cm" svg:height="7cm" svg:x="2.5cm" svg:y="4cm">
          <text:p/>
        </draw:rect>
        <draw:rect draw:style-name="gr2" draw:text-style-name="P1" draw:layer="layout" svg:width="9.9cm" svg:height="7cm" svg:x="7.8cm" svg:y="16.1cm">
          <text:p/>
        </draw:rect>
        <draw:rect draw:style-name="gr3" draw:text-style-name="P2" draw:layer="layout" svg:width="1.9cm" svg:height="1.4cm" svg:x="1.8cm" svg:y="18.7cm">
          <text:p text:style-name="P1"><text:span text:style-name="T1">user</text:span></text:p>
        </draw:rect>
        <draw:line draw:style-name="gr4" draw:text-style-name="P1" draw:layer="layout" svg:x1="3.7cm" svg:y1="19.4cm" svg:x2="7.7cm" svg:y2="19.4cm">
          <text:p/>
        </draw:line>
        <draw:g>
          <draw:rect draw:style-name="gr5" draw:text-style-name="P1" draw:layer="layout" svg:width="4.2cm" svg:height="3.6cm" svg:x="8.1cm" svg:y="17.9cm">
            <text:p/>
          </draw:rect>
          <draw:rect draw:style-name="gr6" draw:text-style-name="P1" draw:layer="layout" svg:width="0.6cm" svg:height="1.8cm" svg:x="8.6cm" svg:y="18.6cm">
            <text:p/>
          </draw:rect>
          <draw:rect draw:style-name="gr7" draw:text-style-name="P1" draw:layer="layout" svg:width="1.6cm" svg:height="1.6cm" svg:x="9.5cm" svg:y="18.7cm">
            <text:p/>
          </draw:rect>
        </draw:g>
        <draw:line draw:style-name="gr4" draw:text-style-name="P1" draw:layer="layout" svg:x1="9.2cm" svg:y1="17.5cm" svg:x2="4.4cm" svg:y2="9cm">
          <text:p/>
        </draw:line>
        <draw:rect draw:style-name="gr8" draw:text-style-name="P3" draw:layer="layout" svg:width="3.1cm" svg:height="2.5cm" svg:x="3.4cm" svg:y="6cm">
          <text:p text:style-name="P1"><text:span text:style-name="T2">com_media</text:span></text:p>
        </draw:rect>
        <draw:line draw:style-name="gr4" draw:text-style-name="P1" draw:layer="layout" svg:x1="6.6cm" svg:y1="7.1cm" svg:x2="9.4cm" svg:y2="7.1cm">
          <text:p/>
        </draw:line>
        <draw:rect draw:style-name="gr8" draw:text-style-name="P3" draw:layer="layout" svg:width="3.1cm" svg:height="2.9cm" svg:x="9.4cm" svg:y="4.5cm">
          <text:p text:style-name="P1"><text:span text:style-name="T2">filesystem</text:span></text:p>
          <text:p text:style-name="P1"><text:span text:style-name="T2">provider</text:span></text:p>
          <text:p text:style-name="P1"><text:span text:style-name="T2">(local)</text:span></text:p>
        </draw:rect>
        <draw:rect draw:style-name="gr8" draw:text-style-name="P3" draw:layer="layout" svg:width="3.1cm" svg:height="2.9cm" svg:x="9.4cm" svg:y="7.5cm">
          <text:p text:style-name="P1"><text:span text:style-name="T2">filesystem</text:span></text:p>
          <text:p text:style-name="P1"><text:span text:style-name="T2">provider</text:span></text:p>
          <text:p text:style-name="P1"><text:span text:style-name="T2">(restricted)</text:span></text:p>
        </draw:rect>
        <draw:g>
          <draw:rect draw:style-name="gr8" draw:text-style-name="P3" draw:layer="layout" svg:width="3.1cm" svg:height="1.7cm" svg:x="14cm" svg:y="5cm">
            <text:p text:style-name="P1"><text:span text:style-name="T2">adapter(s)</text:span></text:p>
          </draw:rect>
          <draw:rect draw:style-name="gr8" draw:text-style-name="P3" draw:layer="layout" svg:width="3.1cm" svg:height="1.7cm" svg:x="13.8cm" svg:y="5.2cm">
            <text:p text:style-name="P1"><text:span text:style-name="T2">adapter(s)</text:span></text:p>
          </draw:rect>
        </draw:g>
        <draw:g>
          <draw:rect draw:style-name="gr8" draw:text-style-name="P3" draw:layer="layout" svg:width="3.1cm" svg:height="1.7cm" svg:x="14cm" svg:y="7.9cm">
            <text:p text:style-name="P1"><text:span text:style-name="T2">adapter(s)</text:span></text:p>
          </draw:rect>
          <draw:rect draw:style-name="gr8" draw:text-style-name="P3" draw:layer="layout" svg:width="3.1cm" svg:height="1.7cm" svg:x="13.8cm" svg:y="8.1cm">
            <text:p text:style-name="P1"><text:span text:style-name="T2">adapter(s)</text:span></text:p>
          </draw:rect>
        </draw:g>
        <draw:line draw:style-name="gr9" draw:text-style-name="P1" draw:layer="layout" svg:x1="12.5cm" svg:y1="9cm" svg:x2="13.8cm" svg:y2="9cm">
          <text:p/>
        </draw:line>
        <draw:line draw:style-name="gr9" draw:text-style-name="P1" draw:layer="layout" svg:x1="12.5cm" svg:y1="6.2cm" svg:x2="13.8cm" svg:y2="6.2cm">
          <text:p/>
        </draw:line>
        <draw:line draw:style-name="gr4" draw:text-style-name="P1" draw:layer="layout" svg:x1="6.6cm" svg:y1="7.1cm" svg:x2="9.4cm" svg:y2="7.1cm">
          <text:p/>
        </draw:line>
        <draw:line draw:style-name="gr4" draw:text-style-name="P1" draw:layer="layout" svg:x1="9.3cm" svg:y1="7.8cm" svg:x2="6.6cm" svg:y2="7.8cm">
          <text:p/>
        </draw:line>
        <draw:line draw:style-name="gr4" draw:text-style-name="P1" draw:layer="layout" svg:x1="5.3cm" svg:y1="9cm" svg:x2="13.4cm" svg:y2="19.2cm">
          <text:p/>
        </draw:line>
        <draw:rect draw:style-name="gr10" draw:text-style-name="P4" draw:layer="layout" svg:width="4.1cm" svg:height="2.4cm" svg:x="13.4cm" svg:y="18.6cm">
          <text:p text:style-name="P1"><text:span text:style-name="T3">media-manager.js</text:span></text:p>
        </draw:rect>
        <draw:line draw:style-name="gr4" draw:text-style-name="P1" draw:layer="layout" svg:x1="13.4cm" svg:y1="19.6cm" svg:x2="11.2cm" svg:y2="19.6cm">
          <text:p/>
        </draw:line>
        <draw:line draw:style-name="gr4" draw:text-style-name="P1" draw:layer="layout" svg:x1="14.3cm" svg:y1="18.5cm" svg:x2="6.2cm" svg:y2="8.9cm">
          <text:p/>
        </draw:line>
        <draw:line draw:style-name="gr4" draw:text-style-name="P1" draw:layer="layout" svg:x1="6.8cm" svg:y1="8.3cm" svg:x2="13.7cm" svg:y2="8.8cm">
          <text:p/>
        </draw:line>
        <draw:line draw:style-name="gr4" draw:text-style-name="P1" draw:layer="layout" svg:x1="13.7cm" svg:y1="9.2cm" svg:x2="6.7cm" svg:y2="8.6cm">
          <text:p/>
        </draw:line>
        <draw:line draw:style-name="gr4" draw:text-style-name="P1" draw:layer="layout" svg:x1="7cm" svg:y1="8.9cm" svg:x2="15.5cm" svg:y2="18.5cm">
          <text:p/>
        </draw:line>
        <draw:circle draw:style-name="gr11" draw:text-style-name="P5" draw:layer="layout" svg:width="0.9cm" svg:height="0.9cm" svg:x="4.7cm" svg:y="18.4cm">
          <text:p text:style-name="P1"><text:span text:style-name="T4">1</text:span></text:p>
        </draw:circle>
        <draw:circle draw:style-name="gr11" draw:text-style-name="P5" draw:layer="layout" svg:width="0.9cm" svg:height="0.9cm" svg:x="6.2cm" svg:y="13.4cm">
          <text:p text:style-name="P1"><text:span text:style-name="T4">2</text:span></text:p>
        </draw:circle>
        <draw:circle draw:style-name="gr11" draw:text-style-name="P5" draw:layer="layout" svg:width="0.9cm" svg:height="0.9cm" svg:x="7.1cm" svg:y="6.2cm">
          <text:p text:style-name="P1"><text:span text:style-name="T4">3</text:span></text:p>
        </draw:circle>
        <draw:circle draw:style-name="gr11" draw:text-style-name="P5" draw:layer="layout" svg:width="0.9cm" svg:height="0.9cm" svg:x="9.7cm" svg:y="7cm">
          <text:p text:style-name="P1"><text:span text:style-name="T4">4</text:span></text:p>
        </draw:circle>
        <draw:circle draw:style-name="gr11" draw:text-style-name="P5" draw:layer="layout" svg:width="0.9cm" svg:height="0.9cm" svg:x="8.3cm" svg:y="13.3cm">
          <text:p text:style-name="P1"><text:span text:style-name="T4">5</text:span></text:p>
        </draw:circle>
        <draw:circle draw:style-name="gr11" draw:text-style-name="P5" draw:layer="layout" svg:width="0.9cm" svg:height="0.9cm" svg:x="11cm" svg:y="14.7cm">
          <text:p text:style-name="P1"><text:span text:style-name="T4">6</text:span></text:p>
        </draw:circle>
        <draw:circle draw:style-name="gr11" draw:text-style-name="P5" draw:layer="layout" svg:width="0.9cm" svg:height="0.9cm" svg:x="8.1cm" svg:y="6.2cm">
          <text:p text:style-name="P1"><text:span text:style-name="T4">7</text:span></text:p>
        </draw:circle>
        <draw:circle draw:style-name="gr11" draw:text-style-name="P5" draw:layer="layout" svg:width="0.9cm" svg:height="0.9cm" svg:x="10.6cm" svg:y="7cm">
          <text:p text:style-name="P1"><text:span text:style-name="T4">8</text:span></text:p>
        </draw:circle>
        <draw:circle draw:style-name="gr11" draw:text-style-name="P5" draw:layer="layout" svg:width="0.9cm" svg:height="0.9cm" svg:x="8.6cm" svg:y="7.9cm">
          <text:p text:style-name="P1"><text:span text:style-name="T4">9</text:span></text:p>
        </draw:circle>
        <draw:circle draw:style-name="gr11" draw:text-style-name="P5" draw:layer="layout" svg:width="0.9cm" svg:height="0.9cm" svg:x="13cm" svg:y="9cm">
          <text:p text:style-name="P1"><text:span text:style-name="T4">10</text:span></text:p>
        </draw:circle>
        <draw:circle draw:style-name="gr11" draw:text-style-name="P5" draw:layer="layout" svg:width="0.9cm" svg:height="0.9cm" svg:x="10.5cm" svg:y="12.7cm">
          <text:p text:style-name="P1"><text:span text:style-name="T4">11</text:span></text:p>
        </draw:circle>
        <draw:circle draw:style-name="gr11" draw:text-style-name="P5" draw:layer="layout" svg:width="0.9cm" svg:height="0.9cm" svg:x="12.4cm" svg:y="19.7cm">
          <text:p text:style-name="P1"><text:span text:style-name="T4">12</text:span></text:p>
        </draw:circle>
        <draw:line draw:style-name="gr4" draw:text-style-name="P1" draw:layer="layout" svg:x1="11.5cm" svg:y1="16.8cm" svg:x2="11cm" svg:y2="1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bie Jackson</meta:initial-creator>
    <meta:creation-date>2024-03-09T19:24:38.72</meta:creation-date>
    <dc:date>2024-04-17T12:11:36.61</dc:date>
    <dc:creator>Robbie Jackson</dc:creator>
    <meta:editing-duration>P3DT12H57M50S</meta:editing-duration>
    <meta:editing-cycles>4</meta:editing-cycles>
    <meta:generator>OpenOffice/4.1.12$Win32 OpenOffice.org_project/4112m1$Build-9809</meta:generator>
    <meta:document-statistic meta:object-count="43"/>
  </office:meta>
</office:document-meta>
</file>